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20pt" style:text-underline-style="none" fo:font-weight="bold" style:font-size-asian="20pt" style:font-weight-asian="bold" style:font-size-complex="20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5" table:number-columns-repeated="247" table:default-cell-style-name="ce60"/>
        <table:table-column table:style-name="co10" table:number-columns-repeated="768" table:default-cell-style-name="ce60"/>
        <table:table-row table:style-name="ro1">
          <table:table-cell table:style-name="ce53" office:value-type="string" calcext:value-type="string">
            <text:p>DATA</text:p>
          </table:table-cell>
          <table:table-cell table:style-name="ce61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9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72" office:value-type="string" calcext:value-type="string">
            <text:p>DATA</text:p>
          </table:table-cell>
          <table:table-cell table:style-name="ce75" office:value-type="string" calcext:value-type="string">
            <text:p>SALDO DEVEDOR</text:p>
          </table:table-cell>
          <table:table-cell table:style-name="ce69" office:value-type="string" calcext:value-type="string">
            <text:p>OBS.:</text:p>
          </table:table-cell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4-30" calcext:value-type="date">
            <text:p>30/04/2024</text:p>
          </table:table-cell>
          <table:table-cell table:style-name="ce62" office:value-type="string" calcext:value-type="string">
            <text:p>Mens. 04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2]-[.F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5-31" calcext:value-type="date">
            <text:p>31/05/2024</text:p>
          </table:table-cell>
          <table:table-cell table:style-name="ce62" office:value-type="string" calcext:value-type="string">
            <text:p>Mens. 05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3]-[.F3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6-30" calcext:value-type="date">
            <text:p>30/06/2024</text:p>
          </table:table-cell>
          <table:table-cell table:style-name="ce62" office:value-type="string" calcext:value-type="string">
            <text:p>Mens. 06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4]-[.F4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7-31" calcext:value-type="date">
            <text:p>31/07/2024</text:p>
          </table:table-cell>
          <table:table-cell table:style-name="ce62" office:value-type="string" calcext:value-type="string">
            <text:p>Mens. 07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5]-[.F5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62" office:value-type="string" calcext:value-type="string">
            <text:p>Mens. 08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6]-[.F6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62" office:value-type="string" calcext:value-type="string">
            <text:p>Mens. 09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7]-[.F7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62" office:value-type="string" calcext:value-type="string">
            <text:p>Mens. 10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8]-[.F8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62" office:value-type="string" calcext:value-type="string">
            <text:p>Mens. 11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9]-[.F9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62" office:value-type="string" calcext:value-type="string">
            <text:p>Mens. 12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0]-[.F10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62" office:value-type="string" calcext:value-type="string">
            <text:p>Mens. 01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1]-[.F11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62" office:value-type="string" calcext:value-type="string">
            <text:p>Mens. 02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2]-[.F1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62" office:value-type="string" calcext:value-type="string">
            <text:p>Mens. 03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3]-[.F13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62" office:value-type="string" calcext:value-type="string">
            <text:p>Mens. 04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4]-[.F14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62" office:value-type="string" calcext:value-type="string">
            <text:p>Mens. 05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5]-[.F15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62" office:value-type="string" calcext:value-type="string">
            <text:p>Mens. 06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6]-[.F16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62" office:value-type="string" calcext:value-type="string">
            <text:p>Mens. 07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7]-[.F17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5" office:value-type="string" calcext:value-type="string">
            <text:p>Pagamento da mensalidade após o dia 20 terá acréscimo financeiro de 10%.</text:p>
          </table:table-cell>
          <table:table-cell table:style-name="ce55" table:number-columns-repeated="5"/>
          <table:table-cell table:style-name="ce74" office:value-type="string" calcext:value-type="string">
            <text:p>TOTAL</text:p>
          </table:table-cell>
          <table:table-cell table:style-name="ce64" table:formula="of:=SUM([.H2:.H17])" office:value-type="float" office:value="1300" calcext:value-type="float">
            <text:p>1.300,00</text:p>
          </table:table-cell>
          <table:table-cell table:style-name="ce69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office:value-type="string" calcext:value-type="string">
            <text:p>Por gentileza, informe os pagamentos efetuados. Obrigado!</text:p>
          </table:table-cell>
          <table:table-cell table:style-name="ce55" table:number-columns-repeated="5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table:number-columns-repeated="6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6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4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5" table:number-rows-repeated="2">
          <table:table-cell table:style-name="ce58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31978">
          <table:table-cell table:style-name="ce59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101657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6.110610847">00:00:00</text:time></text:span><text:span text:style-name="MT2"><text:s/></text:span></text:p>
        </style:region-center>
        <style:region-right>
          <text:p><text:span text:style-name="MT4">Floricultura Amor Eterno Ltda. - ME</text:span></text:p>
          <text:p><text:span text:style-name="MT2">Willian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loricultura Amor Eterno Ltda. - ME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6.1127237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01T14:40:36.486207109</dc:date>
    <meta:print-date>2017-06-28T17:59:52</meta:print-date>
    <dc:language>pt-PT</dc:language>
    <meta:editing-cycles>344</meta:editing-cycles>
    <meta:editing-duration>PT11H23M38S</meta:editing-duration>
    <meta:printed-by>Carlos Augusto Marcicano</meta:printed-by>
    <meta:document-statistic meta:table-count="1" meta:cell-count="119" meta:object-count="0"/>
    <meta:user-defined meta:name="Info 0"/>
    <meta:user-defined meta:name="Info 1"/>
    <meta:user-defined meta:name="Info 2"/>
    <meta:user-defined meta:name="Info 3"/>
  </office:meta>
</office:document-meta>
</file>